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rsid="0017a718" officeooo:paragraph-rsid="0017a718"/>
    </style:style>
    <style:style style:name="P2" style:family="paragraph" style:parent-style-name="Text_20_body">
      <style:text-properties officeooo:rsid="0017a718" officeooo:paragraph-rsid="0017a71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Fork Documentation</text:h>
      <text:h text:style-name="Heading_20_3" text:outline-level="3">Framework for PHP</text:h>
      <text:p text:style-name="Text_20_body"/>
      <text:p text:style-name="P2">For users:</text:p>
      <text:list xml:id="list1029035851" text:style-name="L1">
        <text:list-item>
          <text:p text:style-name="P1">Config</text:p>
        </text:list-item>
        <text:list-item>
          <text:p text:style-name="P1">Route</text:p>
        </text:list-item>
        <text:list-item>
          <text:p text:style-name="P1">Controller</text:p>
        </text:list-item>
        <text:list-item>
          <text:p text:style-name="P1">Model</text:p>
        </text:list-item>
        <text:list-item>
          <text:p text:style-name="P1">Views</text:p>
        </text:list-item>
        <text:list-item>
          <text:p text:style-name="P1">Migration</text:p>
        </text:list-item>
      </text:list>
      <text:p text:style-name="P2">For developers:</text:p>
      <text:list xml:id="list143812392909271" text:continue-numbering="true" text:style-name="L1">
        <text:list-item>
          <text:p text:style-name="P1">Modules</text:p>
        </text:list-item>
        <text:list-item>
          <text:p text:style-name="P1">Structur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12T14:38:11.515449742</dc:date>
    <meta:editing-duration>PT5M26S</meta:editing-duration>
    <meta:editing-cycles>2</meta:editing-cycles>
    <meta:generator>LibreOffice/5.3.4.2$Linux_X86_64 LibreOffice_project/30$Build-2</meta:generator>
    <meta:document-statistic meta:table-count="0" meta:image-count="0" meta:object-count="0" meta:page-count="1" meta:paragraph-count="12" meta:word-count="25" meta:character-count="124" meta:non-whitespace-character-count="119"/>
  </office:meta>
</office:document-meta>
</file>